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office:font-face-decls>
  <office:automatic-styles>
    <style:style style:name="Table1" style:family="table">
      <style:table-properties style:width="6.5in" style:rel-width="100%" fo:margin-left="0.0104in" table:align="left" style:writing-mode="lr-tb"/>
    </style:style>
    <style:style style:name="Table1.A" style:family="table-column">
      <style:table-column-properties style:column-width="2.1451in" style:rel-column-width="3069*"/>
    </style:style>
    <style:style style:name="Table1.B" style:family="table-column">
      <style:table-column-properties style:column-width="4.3549in" style:rel-column-width="6231*"/>
    </style:style>
    <style:style style:name="Table1.A1" style:family="table-cell">
      <style:table-cell-properties style:vertical-align="middle" fo:padding="0.0104in" fo:border="none" fo:wrap-option="wrap"/>
    </style:style>
    <style:style style:name="P1" style:family="paragraph" style:parent-style-name="Normal">
      <style:text-properties fo:language="none" fo:country="none" fo:font-weight="bold" style:font-weight-asian="bold" style:font-weight-complex="bold"/>
    </style:style>
    <style:style style:name="P2" style:family="paragraph" style:parent-style-name="Default_20_Drawing_20_Style">
      <style:paragraph-properties fo:margin-left="0in" fo:margin-right="0in" style:line-height-at-least="0.139in" fo:text-indent="0in" style:auto-text-indent="false"/>
      <style:text-properties style:font-name="Liberation Mono" fo:font-size="12pt" style:font-size-asian="12pt" style:font-size-complex="12pt"/>
    </style:style>
    <style:style style:name="P3" style:family="paragraph" style:parent-style-name="Default_20_Drawing_20_Style">
      <style:paragraph-properties fo:margin-left="0in" fo:margin-right="0in" style:line-height-at-least="0.139in" fo:text-indent="0in" style:auto-text-indent="false"/>
      <style:text-properties style:font-name="Liberation Mono" fo:font-size="12pt" officeooo:rsid="002320d8" officeooo:paragraph-rsid="002320d8" style:font-size-asian="12pt" style:font-size-complex="12pt"/>
    </style:style>
    <style:style style:name="P4" style:family="paragraph" style:parent-style-name="Heading_20_1" style:master-page-name="Standard">
      <style:paragraph-properties fo:margin-top="0in" fo:margin-bottom="0.2075in" style:contextual-spacing="false" style:page-number="auto"/>
      <style:text-properties style:font-name="Times New Roman" fo:font-size="18pt" fo:language="none" fo:country="none" fo:font-style="normal" officeooo:rsid="001e6209" officeooo:paragraph-rsid="001e6209" style:font-name-asian="Times New Roman" style:font-size-asian="18pt" style:font-style-asian="normal" style:font-name-complex="Times New Roman" style:font-size-complex="18pt"/>
    </style:style>
    <style:style style:name="P5" style:family="paragraph" style:parent-style-name="Heading_20_2">
      <style:paragraph-properties fo:margin-top="0.2075in" fo:margin-bottom="0.2075in" style:contextual-spacing="false"/>
      <style:text-properties style:font-name="Times New Roman" fo:language="none" fo:country="none" fo:font-style="normal" officeooo:paragraph-rsid="0019c81e" style:font-name-asian="Times New Roman" style:font-style-asian="normal" style:font-name-complex="Times New Roman" style:font-style-complex="normal"/>
    </style:style>
    <style:style style:name="P6" style:family="paragraph" style:parent-style-name="Heading_20_2">
      <style:paragraph-properties fo:margin-top="0.2075in" fo:margin-bottom="0.2075in" style:contextual-spacing="false"/>
      <style:text-properties style:font-name="Times New Roman" fo:language="none" fo:country="none" fo:font-style="normal" officeooo:rsid="001fa17b" officeooo:paragraph-rsid="001fa17b" style:font-name-asian="Times New Roman" style:font-style-asian="normal" style:font-name-complex="Times New Roman" style:font-style-complex="normal"/>
    </style:style>
    <style:style style:name="P7" style:family="paragraph" style:parent-style-name="Heading_20_3">
      <style:text-properties officeooo:rsid="0018b73b" officeooo:paragraph-rsid="0018b73b"/>
    </style:style>
    <style:style style:name="P8" style:family="paragraph" style:parent-style-name="Heading_20_3">
      <style:text-properties officeooo:rsid="001c1f2f" officeooo:paragraph-rsid="002320d8"/>
    </style:style>
    <style:style style:name="P9" style:family="paragraph" style:parent-style-name="Normal">
      <style:text-properties officeooo:rsid="001e6209" officeooo:paragraph-rsid="001e6209"/>
    </style:style>
    <style:style style:name="P10" style:family="paragraph" style:parent-style-name="Normal">
      <style:paragraph-properties fo:margin-top="0.1665in" fo:margin-bottom="0in" style:contextual-spacing="false"/>
      <style:text-properties officeooo:rsid="001fa17b" officeooo:paragraph-rsid="001fa17b"/>
    </style:style>
    <style:style style:name="P11" style:family="paragraph" style:parent-style-name="Normal">
      <style:text-properties officeooo:paragraph-rsid="002320d8"/>
    </style:style>
    <style:style style:name="P12" style:family="paragraph" style:parent-style-name="Normal">
      <style:text-properties officeooo:rsid="002320d8" officeooo:paragraph-rsid="002320d8"/>
    </style:style>
    <style:style style:name="P13" style:family="paragraph" style:parent-style-name="Normal">
      <style:text-properties officeooo:paragraph-rsid="00234f54"/>
    </style:style>
    <style:style style:name="P14" style:family="paragraph" style:parent-style-name="Standard">
      <style:text-properties fo:font-size="12pt" officeooo:rsid="002172c4" officeooo:paragraph-rsid="002172c4" style:font-size-asian="10.5pt" style:font-size-complex="12pt"/>
    </style:style>
    <style:style style:name="P15" style:family="paragraph" style:parent-style-name="Standard">
      <style:text-properties style:font-name="Liberation Serif" fo:font-size="12pt" officeooo:rsid="00234f54" officeooo:paragraph-rsid="00234f54" style:font-size-asian="10.5pt" style:font-size-complex="12pt"/>
    </style:style>
    <style:style style:name="P16" style:family="paragraph" style:parent-style-name="Text_20_body">
      <style:text-properties fo:font-size="12pt" officeooo:rsid="002172c4" officeooo:paragraph-rsid="002172c4" style:font-size-asian="10.5pt" style:font-size-complex="12pt"/>
    </style:style>
    <style:style style:name="P17" style:family="paragraph" style:parent-style-name="Text_20_body">
      <style:text-properties fo:font-size="12pt" officeooo:rsid="0024a83c" officeooo:paragraph-rsid="0024a83c" style:font-size-asian="10.5pt" style:font-size-complex="12pt"/>
    </style:style>
    <style:style style:name="P18" style:family="paragraph" style:parent-style-name="Text_20_body">
      <style:text-properties officeooo:paragraph-rsid="0019c81e"/>
    </style:style>
    <style:style style:name="P19" style:family="paragraph" style:parent-style-name="Text_20_body">
      <style:text-properties style:font-name="Liberation Serif" fo:font-size="12pt" officeooo:rsid="00234f54" officeooo:paragraph-rsid="00234f54" style:font-size-asian="10.5pt" style:font-size-complex="12pt"/>
    </style:style>
    <style:style style:name="P20" style:family="paragraph" style:parent-style-name="Text_20_body">
      <style:text-properties style:font-name="Liberation Serif" fo:font-size="12pt" officeooo:rsid="0024a83c" officeooo:paragraph-rsid="0024a83c" style:font-size-asian="10.5pt" style:font-size-complex="12pt"/>
    </style:style>
    <style:style style:name="T1" style:family="text">
      <style:text-properties fo:font-style="italic" style:font-style-asian="italic" style:font-style-complex="italic"/>
    </style:style>
    <style:style style:name="T2" style:family="text">
      <style:text-properties fo:font-style="italic" officeooo:rsid="002320d8"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7846d" style:font-style-asian="normal" style:font-style-complex="normal"/>
    </style:style>
    <style:style style:name="T5" style:family="text">
      <style:text-properties fo:font-style="normal" officeooo:rsid="001ce9a8" style:font-style-asian="normal" style:font-style-complex="normal"/>
    </style:style>
    <style:style style:name="T6" style:family="text">
      <style:text-properties fo:font-style="normal" officeooo:rsid="002320d8" style:font-style-asian="normal" style:font-style-complex="normal"/>
    </style:style>
    <style:style style:name="T7" style:family="text">
      <style:text-properties fo:font-style="normal" officeooo:rsid="00269a6f" style:font-style-asian="normal" style:font-style-complex="normal"/>
    </style:style>
    <style:style style:name="T8" style:family="text">
      <style:text-properties fo:font-style="normal" officeooo:rsid="0029917c" style:font-style-asian="normal" style:font-style-complex="normal"/>
    </style:style>
    <style:style style:name="T9" style:family="text">
      <style:text-properties officeooo:rsid="002172c4"/>
    </style:style>
    <style:style style:name="T10" style:family="text">
      <style:text-properties style:font-name="Liberation Serif" fo:font-style="normal" style:font-style-asian="normal" style:font-style-complex="normal"/>
    </style:style>
    <style:style style:name="T11" style:family="text">
      <style:text-properties style:font-name="Liberation Serif" fo:font-size="12pt" fo:font-style="normal" officeooo:rsid="002172c4" style:font-size-asian="10.5pt" style:font-style-asian="normal" style:font-size-complex="12pt" style:font-style-complex="normal"/>
    </style:style>
    <style:style style:name="T12" style:family="text">
      <style:text-properties style:font-name="Liberation Serif" fo:font-size="12pt" fo:font-style="italic" officeooo:rsid="002172c4" style:font-size-asian="10.5pt" style:font-style-asian="italic" style:font-size-complex="12pt" style:font-style-complex="italic"/>
    </style:style>
    <style:style style:name="T13" style:family="text">
      <style:text-properties officeooo:rsid="002320d8"/>
    </style:style>
    <style:style style:name="T14" style:family="text">
      <style:text-properties fo:font-size="12pt" officeooo:rsid="0019c81e" style:font-size-asian="10.5pt" style:font-size-complex="12pt"/>
    </style:style>
    <style:style style:name="T15" style:family="text">
      <style:text-properties fo:font-size="12pt" officeooo:rsid="002172c4"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 Data Formats for Developers</text:h>
      <table:table table:name="Table1" table:style-name="Table1">
        <table:table-column table:style-name="Table1.A"/>
        <table:table-column table:style-name="Table1.B"/>
        <table:table-row>
          <table:table-cell table:style-name="Table1.A1" office:value-type="string">
            <text:p text:style-name="P1">Author</text:p>
          </table:table-cell>
          <table:table-cell table:style-name="Table1.A1" office:value-type="string">
            <text:p text:style-name="Normal">josh</text:p>
          </table:table-cell>
        </table:table-row>
        <table:table-row>
          <table:table-cell table:style-name="Table1.A1" office:value-type="string">
            <text:p text:style-name="P1">Date</text:p>
          </table:table-cell>
          <table:table-cell table:style-name="Table1.A1" office:value-type="string">
            <text:p text:style-name="P9">2023-07-01</text:p>
          </table:table-cell>
        </table:table-row>
      </table:table>
      <text:h text:style-name="P5" text:outline-level="2">Overview</text:h>
      <text:p text:style-name="P10"><text:span text:style-name="T4">M</text:span><text:span text:style-name="T3">any software development projects require reading, writing, or interacting with data in some way, beyond simple programming logic. Perhaps a coder wants to share information about a particular hobby or area of interest. How to programmers store data in a way they can easily interact with? Data for computer programs needs to not only be human readable (to some extent), but needs to be easy for code to parse, search, and display. </text:span><text:span text:style-name="T6">For large or complex data sets, it’s best to use a full-fledged data engine such as MySQL (relation) or MongoDB (document/key-value based). However, in many cases a simple text file will do.</text:span><text:span text:style-name="T3"> Let’s learn about common text data formats.</text:span></text:p>
      <text:h text:style-name="P6" text:outline-level="2">Common Formats</text:h>
      <text:h text:style-name="P7" text:outline-level="3"><text:span text:style-name="T9">CSV (Simple Tabular Data)</text:span><text:line-break/></text:h>
      <text:p text:style-name="P18"><text:span text:style-name="T14">One of the most </text:span><text:span text:style-name="T15">simplest ways a developer can store text data is in a tabular (table) format. </text:span><text:span text:style-name="T11">One of the most common formats for this is </text:span><text:span text:style-name="T12">CSV</text:span><text:span text:style-name="T11"> or “Comma-Separated Value” files. These are simple tables of information stored with headers that indicate the column types, and individual rows. Each row separates its columns with a </text:span><text:span text:style-name="T12">delimiter, </text:span><text:span text:style-name="T11">a special character that indicates to the code that we’re underneath the next header. Headers aren’t explicitly required in the file if our code knows what each column means. </text:span></text:p>
      <text:p text:style-name="P16"><text:span text:style-name="T10">For example, let’s say we want to store a jiu jitsu training log. Our columns include the date, location, and notes on any drills and sparring that we did. Our header row includes information about each column. Each subsequent row stores the data from each training session. In between each row, we have a comma. </text:span></text:p>
      <text:p text:style-name="P2"><text:span text:style-name="T3">Date,Location,Drills,Rolling</text:span></text:p>
      <text:p text:style-name="P2">6/22/2023,True Believer,…,…</text:p>
      <text:p text:style-name="P2">6/23/2023,True Believer,…,...</text:p>
      <text:p text:style-name="P14"><text:span text:style-name="T10"/></text:p>
      <text:p text:style-name="P14"><text:span text:style-name="T10">CSV files are excellent for storing simple tables. We can use any logical character such as a comma, tab, or something else to indicate the individual columns. Each newline indicates a new row in the table. </text:span></text:p>
      <text:p text:style-name="P14"><text:span text:style-name="T10"/></text:p>
      <text:p text:style-name="P14"><text:span text:style-name="T10"/></text:p>
      <text:h text:style-name="P8" text:outline-level="3"><text:soft-page-break/><text:span text:style-name="T13">JSON (Key, Value)</text:span></text:h>
      <text:p text:style-name="Normal"/>
      <text:p text:style-name="P11"><text:span text:style-name="T13">Sometimes, our data set is a bit more complex than a simple set of rows and columns. One way we can store data with more flexibility is using a key-value data format. </text:span><text:span text:style-name="T2">JSON </text:span><text:span text:style-name="T6">or “JavaScript Object Notation” is a common form developers use. With a key value store, we have the flexibility to define a bit of data with just a simple key and value, a key and a list of values, or a key and a nested set of dictionary values (objects).</text:span></text:p>
      <text:p text:style-name="P11"><text:span text:style-name="T6"/></text:p>
      <text:p text:style-name="P11"><text:span text:style-name="T6">Let’s say for example we want to store a database with resistance training information. We have a set for bodyweight progressions and free weight movements. We can store the name of the exercise and a list of progressions (easier to harder), or the exercise category and a list of variations. </text:span></text:p>
      <text:p text:style-name="P11"><text:span text:style-name="T6"/></text:p>
      <text:p text:style-name="P2"><text:span text:style-name="T6"><text:s/></text:span>“name” : “Dips”, </text:p>
      <text:p text:style-name="P2"><text:s text:c="2"/>“progressions” : [ “Supported Dips”, “Dips”, “Ring Dips” ] }</text:p>
      <text:p text:style-name="P2"/>
      <text:p text:style-name="P3">and</text:p>
      <text:p text:style-name="P2"/>
      <text:p text:style-name="P2">{ “category” : “Lower Back”, </text:p>
      <text:p text:style-name="P2"><text:s text:c="2"/>“movements” : [ “Deadlift” ]}</text:p>
      <text:p text:style-name="P12"/>
      <text:p text:style-name="P13"><text:span text:style-name="T13">There are many possible ways to structure this data, but this gives an idea of what’s possible with key-value data formats. Another such format is YAML (Yet Another Markup Language). The advantage of key-value formats such as JSON is that they allow greater flexibility in how we structure our data, while still maintaining a compact format. </text:span></text:p>
      <text:h text:style-name="Heading_20_3" text:outline-level="3"><text:line-break/><text:span text:style-name="T13">XML/HTML (Markup Languages)</text:span></text:h>
      <text:p text:style-name="Normal"/>
      <text:p text:style-name="P19"><text:span text:style-name="T5">A</text:span><text:span text:style-name="T3">nother form of text format that allows for great flexibility is something like </text:span><text:span text:style-name="T1">XML or HTML </text:span><text:span text:style-name="T3">(Markup languages). These formats are more complex to parse, but allow robust complexity in how the data is stored. HTML is the language of webpages, and contains “tags” specifying what the content should look like on the page, along with the content itself. </text:span></text:p>
      <text:p text:style-name="P19"><text:span text:style-name="T3">Let’s say for example we want to store a formatted table of rock climbing grades and how they compare across systems. We will have tags that specify this is a table (&lt;table&gt;), the table rows (&lt;table&gt;), and the header and data sections (&lt;th&gt; and &lt;td&gt;).</text:span></text:p>
      <text:p text:style-name="P2"><text:span text:style-name="T3">&lt;table&gt;</text:span></text:p>
      <text:p text:style-name="P2"><text:tab/>&lt;tr&gt;&lt;th&gt;Yosemite&lt;/th&gt;&lt;th&gt;Vscale&lt;/th&gt;&lt;/tr&gt;</text:p>
      <text:p text:style-name="P2"><text:tab/>&lt;tr&gt;&lt;td&gt;5.9&lt;/td&gt;&lt;td&gt;V0&lt;/td&gt;&lt;/tr&gt;</text:p>
      <text:p text:style-name="P2">&lt;/table&gt;</text:p>
      <text:p text:style-name="P15"><text:span text:style-name="T3"/></text:p>
      <text:p text:style-name="P20"><text:soft-page-break/><text:span text:style-name="T3">The advantage of languages like XML and HTML is that they support complex content well (for example, webpages!) A disadvantage, however, is that this format is more difficult to parse and often takes up more storage space. </text:span></text:p>
      <text:h text:style-name="P6" text:outline-level="2">Data and Development</text:h>
      <text:p text:style-name="P17"><text:span text:style-name="T3">This is just a short introduction to text data formats. There are a lot of ways to store information in text format, whether it be mostly </text:span><text:span text:style-name="T7">words</text:span><text:span text:style-name="T3"> or even numerical data. These formats allow a balance between human readability, performance, and expressiveness. For other types of data, full fledged database engines or even binary formats may be better. Whichever format you choose will depend on factors such as complexity, storage space requirements, and ease of use. </text:span><text:span text:style-name="T8">Different projects will have different requirements, so balancing out those factors will help determine the best choice. Happy cod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0pt" fo:language="en" fo:country="US" style:font-name-asian="Tahoma" style:font-size-asian="10pt" style:language-asian="zh" style:country-asian="CN" style:font-name-complex="Tahoma" style:font-size-complex="10pt" style:language-complex="hi" style:country-complex="IN"/>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loext:opacity="0%" style:font-name="Liberation Serif" fo:font-size="10pt" fo:language="en" fo:country="US" style:font-name-asian="Tahoma" style:font-size-asian="10pt" style:language-asian="zh" style:country-asian="CN" style:font-name-complex="Tahoma" style:font-size-complex="10pt" style:language-complex="hi" style:country-complex="IN"/>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fo:orphans="2" fo:widows="2"/>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default-outline-level="1" style:class="text">
      <style:paragraph-properties fo:margin-top="0.1665in" fo:margin-bottom="0.0417in" style:contextual-spacing="false" fo:keep-with-next="always"/>
      <style:text-properties style:font-name="Times New Roman" fo:font-family="'Times New Roman'" fo:font-size="24pt" fo:font-style="normal" fo:font-weight="bold" style:letter-kerning="true" style:font-name-asian="Times New Roman" style:font-family-asian="'Times New Roman'" style:font-size-asian="24pt" style:font-style-asian="normal" style:font-weight-asian="bold" style:font-name-complex="Times New Roman" style:font-family-complex="'Times New Roman'" style:font-size-complex="24pt" style:font-weight-complex="bold"/>
    </style:style>
    <style:style style:name="Heading_20_2" style:display-name="Heading 2" style:family="paragraph" style:parent-style-name="Normal" style:default-outline-level="2" style:class="text">
      <style:paragraph-properties fo:margin-top="0.1665in" fo:margin-bottom="0.0417in" style:contextual-spacing="false" fo:keep-with-next="always"/>
      <style:text-properties style:font-name="Times New Roman" fo:font-family="'Times New Roman'" fo:font-size="18pt" fo:font-style="normal" fo:font-weight="bold" style:font-name-asian="Times New Roman" style:font-family-asian="'Times New Roman'" style:font-size-asian="18pt" style:font-style-asian="normal" style:font-weight-asian="bold" style:font-name-complex="Times New Roman" style:font-family-complex="'Times New Roman'" style:font-size-complex="18pt" style:font-style-complex="italic" style:font-weight-complex="bold"/>
    </style:style>
    <style:style style:name="Heading_20_3" style:display-name="Heading 3" style:family="paragraph" style:parent-style-name="Normal" style:default-outline-level="3" style:class="text">
      <style:paragraph-properties fo:margin-top="0.1665in" fo:margin-bottom="0.0417in" style:contextual-spacing="false" fo:keep-with-next="always"/>
      <style:text-properties style:font-name="Times New Roman" fo:font-family="'Times New Roman'" fo:font-size="14pt" fo:font-style="normal" fo:font-weight="bold" style:font-name-asian="Times New Roman" style:font-family-asian="'Times New Roman'" style:font-size-asian="14pt" style:font-style-asian="normal" style:font-weight-asian="bold" style:font-name-complex="Times New Roman" style:font-family-complex="'Times New Roman'" style:font-size-complex="14pt" style:font-weight-complex="bold"/>
    </style:style>
    <style:style style:name="Heading_20_4" style:display-name="Heading 4" style:family="paragraph" style:parent-style-name="Normal" style:default-outline-level="4" style:class="text">
      <style:paragraph-properties fo:margin-top="0.1665in" fo:margin-bottom="0.0417in" style:contextual-spacing="false" fo:keep-with-next="always"/>
      <style:text-properties style:font-name="Times New Roman" fo:font-family="'Times New Roman'" fo:font-size="12pt" fo:font-style="normal" fo:font-weight="bold" style:font-name-asian="Times New Roman" style:font-family-asian="'Times New Roman'" style:font-size-asian="12pt" style:font-style-asian="normal" style:font-weight-asian="bold" style:font-name-complex="Times New Roman" style:font-family-complex="'Times New Roman'" style:font-size-complex="12pt" style:font-weight-complex="bold"/>
    </style:style>
    <style:style style:name="Heading_20_5" style:display-name="Heading 5" style:family="paragraph" style:parent-style-name="Normal" style:default-outline-level="5" style:class="text">
      <style:paragraph-properties fo:margin-top="0.1665in" fo:margin-bottom="0.0417in" style:contextual-spacing="false"/>
      <style:text-properties style:font-name="Times New Roman" fo:font-family="'Times New Roman'" fo:font-size="10pt" fo:font-style="normal" fo:font-weight="bold" style:font-name-asian="Times New Roman" style:font-family-asian="'Times New Roman'" style:font-size-asian="10pt" style:font-style-asian="normal" style:font-weight-asian="bold" style:font-name-complex="Times New Roman" style:font-family-complex="'Times New Roman'" style:font-size-complex="10pt" style:font-style-complex="italic" style:font-weight-complex="bold"/>
    </style:style>
    <style:style style:name="Heading_20_6" style:display-name="Heading 6" style:family="paragraph" style:parent-style-name="Normal" style:default-outline-level="6" style:class="text">
      <style:paragraph-properties fo:margin-top="0.1665in" fo:margin-bottom="0.0417in" style:contextual-spacing="false"/>
      <style:text-properties style:font-name="Times New Roman" fo:font-family="'Times New Roman'" fo:font-size="8pt" fo:font-style="normal" fo:font-weight="bold" style:font-name-asian="Times New Roman" style:font-family-asian="'Times New Roman'" style:font-size-asian="8pt" style:font-style-asian="normal" style:font-weight-asian="bold" style:font-name-complex="Times New Roman" style:font-family-complex="'Times New Roman'" style:font-size-complex="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Caption" style:family="paragraph" style:parent-style-name="Standard" style:class="extra"/>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title>Text Data Formats for Developers</dc:title>
    <meta:editing-cycles>30</meta:editing-cycles>
    <dc:date>2023-07-01T15:16:26.015000000</dc:date>
    <meta:editing-duration>PT2H45M3S</meta:editing-duration>
    <meta:document-statistic meta:table-count="1" meta:image-count="0" meta:object-count="0" meta:page-count="3" meta:paragraph-count="34" meta:word-count="771" meta:character-count="4673" meta:non-whitespace-character-count="3918"/>
  </office:meta>
</office:document-meta>
</file>